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1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3">
      <style:paragraph-properties fo:text-align="center" style:justify-single-word="false"/>
      <style:text-properties style:font-name="Verdan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trol de cambios</text:h>
      <text:p text:style-name="P1"/>
      <text:h text:style-name="P5" text:outline-level="2">Revisión No. 169</text:h>
      <text:p text:style-name="P1"/>
      <text:p text:style-name="P1"><text:span text:style-name="T1">Cambios hechos por</text:span>: <text:s/>Mario Batres</text:p>
      <text:p text:style-name="P1"/>
      <text:p text:style-name="P1"/>
      <text:h text:style-name="P6" text:outline-level="3">Cambios en pensum con estudiante</text:h>
      <text:p text:style-name="P2"/>
      <text:list xml:id="list174335880" text:style-name="L1">
        <text:list-item>
          <text:p text:style-name="P8">Se eliminó de la tabla <text:span text:style-name="T1">“estudiante”</text:span> la relación con la tabla <text:span text:style-name="T1">“pensum”</text:span>, específicamente el atributo <text:span text:style-name="T1">“id_pensum”</text:span> ya no existe.</text:p>
        </text:list-item>
        <text:list-item>
          <text:p text:style-name="P8">Se creó la tabla <text:span text:style-name="T1">“pensum_estudiante_carrera”</text:span> que relaciona la tabla <text:span text:style-name="T1">“pensum”</text:span> con la tabla <text:span text:style-name="T1">“asignacion_estudiante_carrera”</text:span>.</text:p>
          <text:p text:style-name="P8"/>
          <text:p text:style-name="P8"/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Mario Batres</meta:initial-creator>
    <meta:creation-date>2011-02-16T01:03:46</meta:creation-date>
    <dc:date>2011-03-15T07:24:28</dc:date>
    <dc:creator>Mario Batres</dc:creator>
    <meta:editing-duration>PT00H54M01S</meta:editing-duration>
    <meta:editing-cycles>10</meta:editing-cycles>
    <meta:generator>OpenOffice.org/3.1$Unix OpenOffice.org_project/310m19$Build-9420</meta:generator>
    <meta:document-statistic meta:table-count="0" meta:image-count="0" meta:object-count="0" meta:page-count="1" meta:paragraph-count="7" meta:word-count="57" meta:character-count="348"/>
  </office:meta>
</office:document-meta>
</file>